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mm"/>
    </style:style>
    <style:style style:name="co3" style:family="table-column">
      <style:table-column-properties fo:break-before="auto" style:column-width="12.98mm"/>
    </style:style>
    <style:style style:name="co4" style:family="table-column">
      <style:table-column-properties fo:break-before="auto" style:column-width="13.53mm"/>
    </style:style>
    <style:style style:name="co5" style:family="table-column">
      <style:table-column-properties fo:break-before="auto" style:column-width="12.44mm"/>
    </style:style>
    <style:style style:name="co6" style:family="table-column">
      <style:table-column-properties fo:break-before="auto" style:column-width="31.79mm"/>
    </style:style>
    <style:style style:name="co7" style:family="table-column">
      <style:table-column-properties fo:break-before="auto" style:column-width="12.7mm"/>
    </style:style>
    <style:style style:name="co8" style:family="table-column">
      <style:table-column-properties fo:break-before="auto" style:column-width="12.1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cccccc" fo:border="0.06pt solid #000000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Default"/>
        <table:table-column table:style-name="co1" table:default-cell-style-name="ce3"/>
        <table:table-column table:style-name="co6" table:default-cell-style-name="ce3"/>
        <table:table-column table:style-name="co5" table:default-cell-style-name="ce3"/>
        <table:table-column table:style-name="co7" table:default-cell-style-name="ce3"/>
        <table:table-column table:style-name="co8" table:default-cell-style-name="ce3"/>
        <table:table-row table:style-name="ro1"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Gracz1</text:p>
          </table:table-cell>
          <table:covered-table-cell table:number-columns-repeated="4" table:style-name="ce4"/>
          <table:table-cell/>
          <table:table-cell table:style-name="ce1" office:value-type="string" calcext:value-type="string" table:number-columns-spanned="5" table:number-rows-spanned="1">
            <text:p>Gracz2</text:p>
          </table:table-cell>
          <table:covered-table-cell table:number-columns-repeated="4" table:style-name="ce4"/>
        </table:table-row>
        <table:table-row table:style-name="ro1">
          <table:table-cell table:style-name="ce2" office:value-type="string" calcext:value-type="string">
            <text:p>ptab[i]</text:p>
          </table:table-cell>
          <table:table-cell table:style-name="ce2" office:value-type="string" calcext:value-type="string">
            <text:p>Pole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/>
          <table:table-cell table:style-name="ce2" office:value-type="string" calcext:value-type="string">
            <text:p>ptab[i]</text:p>
          </table:table-cell>
          <table:table-cell table:style-name="ce2" office:value-type="string" calcext:value-type="string">
            <text:p>Pole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tart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4" calcext:value-type="float">
            <text:p>8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lonik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aloniki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zansaN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SzansaN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teny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teny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king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Parking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oleje pld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Koleje pld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apol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Neapol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zansaR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SzansaR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diolan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Mediolan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zym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Rzym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iezienie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string" calcext:value-type="string">
            <text:p>Wiezienie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rcelona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string" calcext:value-type="string">
            <text:p>Barcelona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lektrownie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Elektrownie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ewill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string" calcext:value-type="string">
            <text:p>Sewilla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dryt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string" calcext:value-type="string">
            <text:p>Madryt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oleje zach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string" calcext:value-type="string">
            <text:p>Koleje zach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iverpool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string" calcext:value-type="string">
            <text:p>Liverpool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zansaN2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string" calcext:value-type="string">
            <text:p>SzansaN2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lasgow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string" calcext:value-type="string">
            <text:p>Glasgow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ondyn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string" calcext:value-type="string">
            <text:p>Londyn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rking Darmowy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string" calcext:value-type="string">
            <text:p>Parking Darmowy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otterdam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string" calcext:value-type="string">
            <text:p>Rotterdam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zansaR2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string" calcext:value-type="string">
            <text:p>SzansaR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ruksela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string" calcext:value-type="string">
            <text:p>Bruksela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msterdam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string" calcext:value-type="string">
            <text:p>Amsterdam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oleje pln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string" calcext:value-type="string">
            <text:p>Koleje pln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lmo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office:value-type="string" calcext:value-type="string">
            <text:p>Malmo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oteborg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Goteborg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Wodociagi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office:value-type="string" calcext:value-type="string">
            <text:p>Wodociagi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ztokholm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string" calcext:value-type="string">
            <text:p>Sztokholm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o wiezienia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string" calcext:value-type="string">
            <text:p>Do wiezienia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rankfurt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Frankfurt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olonie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string" calcext:value-type="string">
            <text:p>Kolonie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zansaN3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string" calcext:value-type="string">
            <text:p>SzansaN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onn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office:value-type="string" calcext:value-type="string">
            <text:p>Bonn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oleje wsch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string" calcext:value-type="string">
            <text:p>Koleje wsch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zansaR3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string" calcext:value-type="string">
            <text:p>SzansaR3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nsbruck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string" calcext:value-type="string">
            <text:p>Insbruck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odatek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office:value-type="string" calcext:value-type="string">
            <text:p>Podatek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Wieden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office:value-type="string" calcext:value-type="string">
            <text:p>Wiede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1T15:37:38.280000000</meta:creation-date>
    <dc:date>2017-12-31T15:39:36.744000000</dc:date>
    <meta:editing-duration>PT1M58S</meta:editing-duration>
    <meta:editing-cycles>1</meta:editing-cycles>
    <meta:document-statistic meta:table-count="1" meta:cell-count="175" meta:object-count="0"/>
    <meta:generator>LibreOffice/5.2.6.2$Windows_X86_64 LibreOffice_project/a3100ed2409ebf1c212f5048fbe377c281438fdc</meta:generator>
  </office:meta>
</office:document-meta>
</file>